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75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2.375in"/>
    </style:style>
    <style:style style:name="Table1.E" style:family="table-column">
      <style:table-column-properties style:column-width="0.0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1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a2c3" officeooo:paragraph-rsid="001fa2c3"/>
    </style:style>
    <style:style style:name="P2" style:family="paragraph" style:parent-style-name="Table_20_Contents">
      <style:text-properties fo:font-size="20pt" fo:font-weight="bold" officeooo:rsid="001fa2c3" officeooo:paragraph-rsid="001fa2c3" style:font-size-asian="20pt" style:font-weight-asian="bold" style:font-size-complex="20pt" style:font-weight-complex="bold"/>
    </style:style>
    <style:style style:name="P3" style:family="paragraph" style:parent-style-name="Table_20_Contents">
      <style:text-properties fo:font-size="20pt" fo:font-weight="bold" officeooo:rsid="001fa2c3" officeooo:paragraph-rsid="001fa2c3" style:font-size-asian="17.5pt" style:font-weight-asian="bold" style:font-size-complex="20pt" style:font-weight-complex="bold"/>
    </style:style>
    <style:style style:name="P4" style:family="paragraph" style:parent-style-name="Table_20_Contents">
      <style:text-properties fo:font-size="12pt" fo:font-weight="normal" officeooo:rsid="001fa2c3" officeooo:paragraph-rsid="001fa2c3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fo:font-size="12pt" fo:font-weight="normal" officeooo:rsid="00213e47" officeooo:paragraph-rsid="00213e47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font-size="16pt" fo:font-weight="bold" officeooo:rsid="001fa2c3" officeooo:paragraph-rsid="001fa2c3" style:font-size-asian="16pt" style:font-weight-asian="bold" style:font-size-complex="16pt" style:font-weight-complex="bold"/>
    </style:style>
    <style:style style:name="P7" style:family="paragraph" style:parent-style-name="Table_20_Contents">
      <style:text-properties officeooo:rsid="00213e47" officeooo:paragraph-rsid="00213e47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213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2">Degafi maheber</text:p>
          </table:table-cell>
          <table:table-cell table:style-name="Table1.A1" office:value-type="string">
            <text:p text:style-name="P2">News</text:p>
          </table:table-cell>
          <table:table-cell table:style-name="Table1.A1" office:value-type="string">
            <text:p text:style-name="P3">Advertisement</text:p>
          </table:table-cell>
          <table:table-cell table:style-name="Table1.A1" office:value-type="string">
            <text:p text:style-name="P6">SUBSCRIBED USERS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Title </text:p>
          </table:table-cell>
          <table:table-cell table:style-name="Table1.A2" office:value-type="string">
            <text:p text:style-name="P1">Image</text:p>
          </table:table-cell>
          <table:table-cell table:style-name="Table1.A2" office:value-type="string">
            <text:p text:style-name="P1">Emai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ogo</text:p>
          </table:table-cell>
          <table:table-cell table:style-name="Table1.A2" office:value-type="string">
            <text:p text:style-name="P1">Image</text:p>
          </table:table-cell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Subscribed date 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ebsite</text:span> Address</text:p>
          </table:table-cell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From d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echey tmsrte</text:p>
          </table:table-cell>
          <table:table-cell table:style-name="Table1.A2" office:value-type="string">
            <text:p text:style-name="P1">is Headline</text:p>
          </table:table-cell>
          <table:table-cell table:style-name="Table1.A2" office:value-type="string">
            <text:p text:style-name="P1">To d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escription <text:s text:c="2"/></text:p>
          </table:table-cell>
          <table:table-cell table:style-name="Table1.A2" office:value-type="string">
            <text:p text:style-name="P1">is Appro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1"><text:span text:style-name="T1">Members{</text:span></text:p>
            <text:p text:style-name="P4">name</text:p>
            <text:p text:style-name="P4">position</text:p>
            <text:p text:style-name="P4">Photo </text:p>
            <text:p text:style-name="P4">Description</text:p>
            <text:p text:style-name="P4">birth-date</text:p>
            <text:p text:style-name="P5">is Active</text:p>
            <text:p text:style-name="P5">from-date</text:p>
            <text:p text:style-name="P5">to-date </text:p>
            <text:p text:style-name="P5">in active description</text:p>
            <text:p text:style-name="P2">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Users</text:p>
          </table:table-cell>
        </table:table-row>
        <table:table-row>
          <table:table-cell table:style-name="Table2.A2" office:value-type="string">
            <text:p text:style-name="P7">Username</text:p>
          </table:table-cell>
        </table:table-row>
        <table:table-row>
          <table:table-cell table:style-name="Table2.A2" office:value-type="string">
            <text:p text:style-name="P7">Email</text:p>
          </table:table-cell>
        </table:table-row>
        <table:table-row>
          <table:table-cell table:style-name="Table2.A2" office:value-type="string">
            <text:p text:style-name="P7">Active</text:p>
          </table:table-cell>
        </table:table-row>
        <table:table-row>
          <table:table-cell table:style-name="Table2.A2" office:value-type="string">
            <text:p text:style-name="P7">Role{</text:p>
            <text:p text:style-name="P7">tmret mahberu </text:p>
            <text:p text:style-name="P7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0:53:38.138930375</meta:creation-date>
    <dc:date>2022-10-05T11:10:38.033118482</dc:date>
    <meta:editing-duration>PT6M19S</meta:editing-duration>
    <meta:editing-cycles>1</meta:editing-cycles>
    <meta:generator>LibreOffice/7.3.6.2$Linux_X86_64 LibreOffice_project/30$Build-2</meta:generator>
    <meta:document-statistic meta:table-count="2" meta:image-count="0" meta:object-count="0" meta:page-count="1" meta:paragraph-count="38" meta:word-count="51" meta:character-count="333" meta:non-whitespace-character-count="312"/>
  </office:meta>
</office:document-meta>
</file>